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73cm" svg:height="5.158cm" svg:x="5.414cm" svg:y="1.508cm">
          <draw:text-box>
            <text:p><text:span text:style-name="T1">D♭/C♯</text:span></text:p>
            <text:p><text:span text:style-name="T2">(D♭, E♭, G♭, A♭, B♭)</text:span></text:p>
            <text:p><text:span text:style-name="T2">( C♯, D♯, E♯, F♯, G♯, A♯, B♯)</text:span></text:p>
            <text:p><text:span text:style-name="T1">RH: 2, 3, 1, 2, 3, 4, 1, 2</text:span></text:p>
            <text:p><text:span text:style-name="T1">LH: 3, 2, 1, 4, 3, 2, 1, 3</text:span></text:p>
          </draw:text-box>
        </draw:frame>
        <draw:frame draw:style-name="gr1" draw:text-style-name="P1" draw:layer="layout" svg:width="10.73cm" svg:height="4.362cm" svg:x="5.414cm" svg:y="7.174cm">
          <draw:text-box>
            <text:p><text:span text:style-name="T1">E♭</text:span></text:p>
            <text:p><text:span text:style-name="T2">(E♭, A♭, B♭)</text:span></text:p>
            <text:p><text:span text:style-name="T1">RH: 3, 1, 2, 3, 4, 1, 2, 3</text:span></text:p>
            <text:p><text:span text:style-name="T1">LH: 3, 2, 1, 4, 3, 2, 1, 3</text:span></text:p>
          </draw:text-box>
        </draw:frame>
        <draw:frame draw:style-name="gr1" draw:text-style-name="P1" draw:layer="layout" svg:width="10.73cm" svg:height="5.158cm" svg:x="5.414cm" svg:y="12.044cm">
          <draw:text-box>
            <text:p><text:span text:style-name="T1">G♭/F♯</text:span></text:p>
            <text:p><text:span text:style-name="T2">(G♭, A♭, B♭, C♭, D♭, E♭)</text:span></text:p>
            <text:p><text:span text:style-name="T2">(F♯, G♯, A♯, C♯, D♯, E♯)</text:span></text:p>
            <text:p><text:span text:style-name="T1">RH: 2, 3, 4, 1, 2, 3, 1, 2</text:span></text:p>
            <text:p text:style-name="P2"><text:span text:style-name="T1">LH: 4, 3, 2 ,1, 3, 2, 1, 4</text:span></text:p>
          </draw:text-box>
        </draw:frame>
        <draw:frame draw:style-name="gr1" draw:text-style-name="P1" draw:layer="layout" svg:width="10.73cm" svg:height="4.362cm" svg:x="5.414cm" svg:y="17.71cm">
          <draw:text-box>
            <text:p><text:span text:style-name="T1">A♭</text:span></text:p>
            <text:p><text:span text:style-name="T2">(A♭, B♭, D♭, E♭)</text:span></text:p>
            <text:p><text:span text:style-name="T1">RH: 3, 4, 1, 2, 3, 1, 2, 3</text:span></text:p>
            <text:p><text:span text:style-name="T1">LH: 3, 2, 1, 4, 3, 2, 1, 3</text:span></text:p>
          </draw:text-box>
        </draw:frame>
        <draw:frame draw:style-name="gr1" draw:text-style-name="P1" draw:layer="layout" svg:width="10.73cm" svg:height="4.362cm" svg:x="5.414cm" svg:y="22.58cm">
          <draw:text-box>
            <text:p><text:span text:style-name="T1">B♭</text:span></text:p>
            <text:p><text:span text:style-name="T2">(B♭, E♭)</text:span></text:p>
            <text:p><text:span text:style-name="T1">RH: 4, 1, 2, 3, 1, 2, 3, 4</text:span></text:p>
            <text:p><text:span text:style-name="T1">LH: 3, 2, 1, 4, 3, 2, 1,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laine Hansen</meta:initial-creator>
    <meta:creation-date>2014-09-24T16:36:47.645470380</meta:creation-date>
    <dc:date>2014-11-10T19:28:45.848359792</dc:date>
    <dc:creator>Blaine Hansen</dc:creator>
    <meta:editing-duration>P0D</meta:editing-duration>
    <meta:editing-cycles>3</meta:editing-cycles>
    <meta:generator>LibreOffice/4.2.7.2$Linux_x86 LibreOffice_project/420m0$Build-2</meta:generator>
    <meta:document-statistic meta:object-count="5"/>
  </office:meta>
</office:document-meta>
</file>